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2.4931in"/>
    </style:style>
    <style:style style:name="Table1.C" style:family="table-column">
      <style:table-column-properties style:column-width="3.6125in"/>
    </style:style>
    <style:style style:name="Table1.D" style:family="table-column">
      <style:table-column-properties style:column-width="0.6521in"/>
    </style:style>
    <style:style style:name="Table1.A1" style:family="table-cell">
      <style:table-cell-properties style:vertical-align="middle" fo:padding="0.0194in" fo:border="none"/>
    </style:style>
    <style:style style:name="P1" style:family="paragraph" style:parent-style-name="Heading_20_2">
      <style:text-properties officeooo:paragraph-rsid="001bfc49"/>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Preformatted_20_Text" style:list-style-name="L3"/>
    <style:style style:name="P9" style:family="paragraph" style:parent-style-name="Preformatted_20_Text" style:list-style-name="L3">
      <style:paragraph-properties fo:margin-top="0in" fo:margin-bottom="0.1965in" style:contextual-spacing="false"/>
    </style:style>
    <style:style style:name="P10" style:family="paragraph" style:parent-style-name="Text_20_body" style:list-style-name="L4"/>
    <style:style style:name="P11" style:family="paragraph" style:parent-style-name="Preformatted_20_Text" style:list-style-name="L4"/>
    <style:style style:name="P12" style:family="paragraph" style:parent-style-name="Preformatted_20_Text" style:list-style-name="L4">
      <style:paragraph-properties fo:margin-top="0in" fo:margin-bottom="0.1965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Heading_20_3"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Preformatted_20_Text" style:list-style-name="L5"/>
    <style:style style:name="P18" style:family="paragraph" style:parent-style-name="Preformatted_20_Text" style:list-style-name="L5">
      <style:paragraph-properties fo:margin-top="0in" fo:margin-bottom="0.1965in" style:contextual-spacing="false"/>
    </style:style>
    <style:style style:name="P19" style:family="paragraph" style:parent-style-name="Preformatted_20_Text">
      <style:paragraph-properties fo:margin-top="0in" fo:margin-bottom="0.1965in" style:contextual-spacing="false"/>
    </style:style>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7">
      <style:paragraph-properties fo:margin-top="0in" fo:margin-bottom="0in" style:contextual-spacing="false"/>
    </style:style>
    <style:style style:name="P24" style:family="paragraph" style:parent-style-name="Heading_20_3" style:list-style-name="L7"/>
    <style:style style:name="P25" style:family="paragraph" style:parent-style-name="Preformatted_20_Text" style:list-style-name="L7"/>
    <style:style style:name="P26" style:family="paragraph" style:parent-style-name="Preformatted_20_Text" style:list-style-name="L7">
      <style:paragraph-properties fo:margin-top="0in" fo:margin-bottom="0.1965in" style:contextual-spacing="false"/>
    </style:style>
    <style:style style:name="P27" style:family="paragraph" style:parent-style-name="Text_20_body" style:list-style-name="L8"/>
    <style:style style:name="P28" style:family="paragraph" style:parent-style-name="Text_20_body" style:list-style-name="L8">
      <style:paragraph-properties fo:margin-top="0in" fo:margin-bottom="0in" style:contextual-spacing="false"/>
    </style:style>
    <style:style style:name="P29" style:family="paragraph" style:parent-style-name="Preformatted_20_Text" style:list-style-name="L8"/>
    <style:style style:name="P30" style:family="paragraph" style:parent-style-name="Preformatted_20_Text" style:list-style-name="L8">
      <style:paragraph-properties fo:margin-top="0in" fo:margin-bottom="0.1965in" style:contextual-spacing="false"/>
    </style:style>
    <style:style style:name="P31" style:family="paragraph" style:parent-style-name="Text_20_body" style:list-style-name="L9"/>
    <style:style style:name="P32" style:family="paragraph" style:parent-style-name="Preformatted_20_Text" style:list-style-name="L9"/>
    <style:style style:name="P33" style:family="paragraph" style:parent-style-name="Preformatted_20_Text" style:list-style-name="L9">
      <style:paragraph-properties fo:margin-top="0in" fo:margin-bottom="0.1965in" style:contextual-spacing="false"/>
    </style:style>
    <style:style style:name="P34" style:family="paragraph" style:parent-style-name="Text_20_body" style:list-style-name="L9">
      <style:paragraph-properties fo:margin-top="0in" fo:margin-bottom="0in" style:contextual-spacing="false"/>
    </style:style>
    <style:style style:name="P35" style:family="paragraph" style:parent-style-name="Text_20_body" style:list-style-name="L10">
      <style:paragraph-properties fo:margin-top="0in" fo:margin-bottom="0in" style:contextual-spacing="false"/>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1">
      <style:paragraph-properties fo:margin-top="0in" fo:margin-bottom="0in" style:contextual-spacing="false"/>
    </style:style>
    <style:style style:name="P39" style:family="paragraph" style:parent-style-name="Preformatted_20_Text" style:list-style-name="L11"/>
    <style:style style:name="P40" style:family="paragraph" style:parent-style-name="Preformatted_20_Text" style:list-style-name="L11">
      <style:paragraph-properties fo:margin-top="0in" fo:margin-bottom="0.1965in" style:contextual-spacing="false"/>
    </style:style>
    <style:style style:name="P41" style:family="paragraph" style:parent-style-name="Text_20_body" style:list-style-name="L12">
      <style:paragraph-properties fo:margin-top="0in" fo:margin-bottom="0in" style:contextual-spacing="false"/>
    </style:style>
    <style:style style:name="P42" style:family="paragraph" style:parent-style-name="Text_20_body" style:list-style-name="L12"/>
    <style:style style:name="P43" style:family="paragraph" style:parent-style-name="Text_20_body" style:list-style-name="L13">
      <style:paragraph-properties fo:margin-top="0in" fo:margin-bottom="0in" style:contextual-spacing="false"/>
    </style:style>
    <style:style style:name="P44" style:family="paragraph" style:parent-style-name="Text_20_body" style:list-style-name="L13"/>
    <style:style style:name="P45" style:family="paragraph" style:parent-style-name="Text_20_body" style:list-style-name="L14">
      <style:paragraph-properties fo:margin-top="0in" fo:margin-bottom="0in" style:contextual-spacing="false"/>
    </style:style>
    <style:style style:name="P46" style:family="paragraph" style:parent-style-name="Text_20_body" style:list-style-name="L14"/>
    <style:style style:name="P47" style:family="paragraph" style:parent-style-name="Text_20_body" style:list-style-name="L15">
      <style:paragraph-properties fo:margin-top="0in" fo:margin-bottom="0in" style:contextual-spacing="false"/>
    </style:style>
    <style:style style:name="P48" style:family="paragraph" style:parent-style-name="Text_20_body" style:list-style-name="L15"/>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list-style-name="L16"/>
    <style:style style:name="P51" style:family="paragraph" style:parent-style-name="Text_20_body" style:list-style-name="L17"/>
    <style:style style:name="P52" style:family="paragraph" style:parent-style-name="Preformatted_20_Text" style:list-style-name="L17"/>
    <style:style style:name="P53" style:family="paragraph" style:parent-style-name="Preformatted_20_Text" style:list-style-name="L17">
      <style:paragraph-properties fo:margin-top="0in" fo:margin-bottom="0.1965in" style:contextual-spacing="false"/>
    </style:style>
    <style:style style:name="P54" style:family="paragraph" style:parent-style-name="Text_20_body" style:list-style-name="L18">
      <style:paragraph-properties fo:margin-top="0in" fo:margin-bottom="0in" style:contextual-spacing="false"/>
    </style:style>
    <style:style style:name="P55" style:family="paragraph" style:parent-style-name="Text_20_body" style:list-style-name="L18"/>
    <style:style style:name="P56" style:family="paragraph" style:parent-style-name="Text_20_body" style:list-style-name="L19">
      <style:paragraph-properties fo:margin-top="0in" fo:margin-bottom="0in" style:contextual-spacing="false"/>
    </style:style>
    <style:style style:name="P57" style:family="paragraph" style:parent-style-name="Text_20_body" style:list-style-name="L19"/>
    <style:style style:name="P58" style:family="paragraph" style:parent-style-name="Text_20_body" style:list-style-name="L20">
      <style:paragraph-properties fo:margin-top="0in" fo:margin-bottom="0in" style:contextual-spacing="false"/>
    </style:style>
    <style:style style:name="P59" style:family="paragraph" style:parent-style-name="Text_20_body" style:list-style-name="L20"/>
    <style:style style:name="P60" style:family="paragraph" style:parent-style-name="Text_20_body" style:list-style-name="L21">
      <style:paragraph-properties fo:margin-top="0in" fo:margin-bottom="0in" style:contextual-spacing="false"/>
    </style:style>
    <style:style style:name="P61" style:family="paragraph" style:parent-style-name="Text_20_body" style:list-style-name="L21"/>
    <style:style style:name="P62" style:family="paragraph" style:parent-style-name="Text_20_body" style:list-style-name="L22">
      <style:paragraph-properties fo:margin-top="0in" fo:margin-bottom="0in" style:contextual-spacing="false"/>
    </style:style>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3">
      <style:paragraph-properties fo:margin-top="0in" fo:margin-bottom="0in" style:contextual-spacing="false"/>
    </style:style>
    <style:style style:name="P66" style:family="paragraph" style:parent-style-name="Text_20_body" style:list-style-name="L24">
      <style:paragraph-properties fo:margin-top="0in" fo:margin-bottom="0in" style:contextual-spacing="false"/>
    </style:style>
    <style:style style:name="P67" style:family="paragraph" style:parent-style-name="Text_20_body" style:list-style-name="L24"/>
    <style:style style:name="T1" style:family="text">
      <style:text-properties officeooo:rsid="001bfc4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Eldo-Hub Data Science</text:span></text:span></text:h>
      <text:h text:style-name="P1" text:outline-level="2"><text:span text:style-name="Strong_20_Emphasis">Topic 2 :</text:span> <text:a xlink:type="simple" xlink:href="https://ocw.mit.edu/courses/6-100l-introduction-to-cs-and-programming-using-python-fall-2022/pages/lecture-2-strings-inputoutput-branching/" text:style-name="Internet_20_link" text:visited-style-name="Visited_20_Internet_20_Link">Lecture 2: Strings, Input/Output, Branching</text:a></text:h>
      <text:p text:style-name="Text_20_body"><text:span text:style-name="Strong_20_Emphasis">Overall Lecture Structure (2 Hours)</text:span></text:p>
      <text:list text:style-name="L1">
        <text:list-item>
          <text:p text:style-name="P2"><text:span text:style-name="Strong_20_Emphasis">Introduction &amp; Recap (10 minutes)</text:span> </text:p>
        </text:list-item>
        <text:list-item>
          <text:p text:style-name="P2"><text:span text:style-name="Strong_20_Emphasis">Strings &amp; Their Operations (20 minutes)</text:span> </text:p>
        </text:list-item>
        <text:list-item>
          <text:p text:style-name="P2"><text:span text:style-name="Strong_20_Emphasis">Input/Output and f‑Strings (20 minutes)</text:span> </text:p>
        </text:list-item>
        <text:list-item>
          <text:p text:style-name="P2"><text:span text:style-name="Strong_20_Emphasis">Operators &amp; Expression Evaluation (15 minutes)</text:span> </text:p>
        </text:list-item>
        <text:list-item>
          <text:p text:style-name="P2"><text:span text:style-name="Strong_20_Emphasis">Branching: Conditional Statements (20 minutes)</text:span> </text:p>
        </text:list-item>
        <text:list-item>
          <text:p text:style-name="P2"><text:span text:style-name="Strong_20_Emphasis">Indentation &amp; Code Structure (10 minutes)</text:span> </text:p>
        </text:list-item>
        <text:list-item>
          <text:p text:style-name="P2"><text:span text:style-name="Strong_20_Emphasis">Hands‑On Practice &amp; Finger Exercise (15 minutes)</text:span> </text:p>
        </text:list-item>
        <text:list-item>
          <text:p text:style-name="P3"><text:span text:style-name="Strong_20_Emphasis">Interactive Q&amp;A and Wrap‑Up (10 minutes)</text:span> </text:p>
        </text:list-item>
      </text:list>
      <text:p text:style-name="Text_20_body"><text:span text:style-name="Emphasis">Note: Short breaks or transitions can be included as needed.</text:span></text:p>
      <text:p text:style-name="Horizontal_20_Line"/>
      <text:h text:style-name="Heading_20_2" text:outline-level="2"><text:span text:style-name="Strong_20_Emphasis">Detailed Lecture Breakdown</text:span></text:h>
      <text:h text:style-name="Heading_20_3" text:outline-level="3">1. Introduction &amp; Recap (10 minutes)</text:h>
      <text:list text:style-name="L2">
        <text:list-item>
          <text:p text:style-name="P4"><text:span text:style-name="Strong_20_Emphasis">Welcome and Context:</text:span> </text:p>
          <text:list>
            <text:list-item>
              <text:p text:style-name="P4">Recap the previous lecture on basic programming constructs from the OSSU curriculum. Emphasize that building a strong foundation in computer programming with Python is essential before diving deeply into data science. </text:p>
            </text:list-item>
          </text:list>
        </text:list-item>
        <text:list-item>
          <text:p text:style-name="P4"><text:span text:style-name="Strong_20_Emphasis">Overview of Today’s Topics:</text:span> </text:p>
          <text:list>
            <text:list-item>
              <text:p text:style-name="P4">Explain that today's lecture covers how Python handles text (strings), taking input and producing output, using formatted strings (f‑strings), applying arithmetic and logical operators, and controlling program flow through branching (conditional statements). </text:p>
            </text:list-item>
            <text:list-item>
              <text:p text:style-name="P5">Outline the session structure and encourage active participation through hands‑on exercises. </text:p>
            </text:list-item>
          </text:list>
        </text:list-item>
      </text:list>
      <text:p text:style-name="Horizontal_20_Line"/>
      <text:h text:style-name="Heading_20_3" text:outline-level="3">2. Strings &amp; Their Operations (20 minutes)</text:h>
      <text:list text:style-name="L3">
        <text:list-item>
          <text:p text:style-name="P6"><text:span text:style-name="Strong_20_Emphasis">Definition and Importance:</text:span></text:p>
          <text:list>
            <text:list-item>
              <text:p text:style-name="P7">Explain that a <text:span text:style-name="Strong_20_Emphasis">string</text:span> is a sequence of characters used to represent text. </text:p>
            </text:list-item>
            <text:list-item>
              <text:p text:style-name="P7">Emphasize practical applications: user messages, labels, data display, etc. </text:p>
            </text:list-item>
          </text:list>
        </text:list-item>
        <text:list-item>
          <text:p text:style-name="P6"><text:span text:style-name="Strong_20_Emphasis">Core Operations:</text:span></text:p>
          <text:list>
            <text:list-item>
              <text:p text:style-name="P6"><text:span text:style-name="Strong_20_Emphasis">Concatenation:</text:span> Combine strings using the <text:span text:style-name="Source_20_Text">+</text:span> operator.</text:p>
              <text:p text:style-name="P8"><text:span text:style-name="Source_20_Text">python</text:span></text:p>
              <text:p text:style-name="P8"><text:soft-page-break/><text:span text:style-name="Source_20_Text">CopyEdit</text:span></text:p>
              <text:p text:style-name="P8"><text:span text:style-name="Source_20_Text">greeting = "Hello, "</text:span></text:p>
              <text:p text:style-name="P8"><text:span text:style-name="Source_20_Text">name = "World"</text:span></text:p>
              <text:p text:style-name="P8"><text:span text:style-name="Source_20_Text">message = greeting + name</text:span></text:p>
              <text:p text:style-name="P8"><text:span text:style-name="Source_20_Text">print(message) <text:s/># Output: Hello, World</text:span></text:p>
              <text:p text:style-name="P9"/>
            </text:list-item>
            <text:list-item>
              <text:p text:style-name="P6"><text:span text:style-name="Strong_20_Emphasis">Indexing and Slicing:</text:span> Access specific characters or sub‑strings.</text:p>
              <text:p text:style-name="P8"><text:span text:style-name="Source_20_Text">python</text:span></text:p>
              <text:p text:style-name="P8"><text:span text:style-name="Source_20_Text">CopyEdit</text:span></text:p>
              <text:p text:style-name="P8"><text:span text:style-name="Source_20_Text">text = "DataScience"</text:span></text:p>
              <text:p text:style-name="P8"><text:span text:style-name="Source_20_Text">print(text[0]) <text:s text:c="3"/># Output: D</text:span></text:p>
              <text:p text:style-name="P8"><text:span text:style-name="Source_20_Text">print(text[4:11]) # Output: Science</text:span></text:p>
              <text:p text:style-name="P9"/>
            </text:list-item>
            <text:list-item>
              <text:p text:style-name="P6"><text:span text:style-name="Strong_20_Emphasis">Methods:</text:span> Using built‑in methods like <text:span text:style-name="Source_20_Text">.upper()</text:span>, <text:span text:style-name="Source_20_Text">.lower()</text:span>, and <text:span text:style-name="Source_20_Text">.strip()</text:span>.</text:p>
              <text:p text:style-name="P8"><text:span text:style-name="Source_20_Text">python</text:span></text:p>
              <text:p text:style-name="P8"><text:span text:style-name="Source_20_Text">CopyEdit</text:span></text:p>
              <text:p text:style-name="P8"><text:span text:style-name="Source_20_Text">sample = " <text:s/>python programming <text:s/>"</text:span></text:p>
              <text:p text:style-name="P8"><text:span text:style-name="Source_20_Text">print(sample.strip().upper())</text:span></text:p>
              <text:p text:style-name="P9"/>
            </text:list-item>
          </text:list>
        </text:list-item>
        <text:list-item>
          <text:p text:style-name="P6"><text:span text:style-name="Strong_20_Emphasis">Classroom Activity:</text:span></text:p>
          <text:list>
            <text:list-item>
              <text:p text:style-name="P6"><text:span text:style-name="Strong_20_Emphasis">Interactive Question:</text:span> Ask, “How could you extract the first three characters from the string ‘DataScience’?” Then have students try this on their own. </text:p>
            </text:list-item>
          </text:list>
        </text:list-item>
      </text:list>
      <text:p text:style-name="Horizontal_20_Line"/>
      <text:h text:style-name="Heading_20_3" text:outline-level="3">3. Input/Output and Formatted Strings (f‑Strings) (20 minutes)</text:h>
      <text:list text:style-name="L4">
        <text:list-item>
          <text:p text:style-name="P10"><text:span text:style-name="Strong_20_Emphasis">Input/Output Basics:</text:span></text:p>
          <text:list>
            <text:list-item>
              <text:p text:style-name="P10"><text:span text:style-name="Strong_20_Emphasis">Input:</text:span> Use the <text:span text:style-name="Source_20_Text">input()</text:span> function to receive user data.</text:p>
              <text:p text:style-name="P11"><text:span text:style-name="Source_20_Text">python</text:span></text:p>
              <text:p text:style-name="P11"><text:span text:style-name="Source_20_Text">CopyEdit</text:span></text:p>
              <text:p text:style-name="P11"><text:span text:style-name="Source_20_Text">user_name = input("Enter your name: ")</text:span></text:p>
              <text:p text:style-name="P11"><text:span text:style-name="Source_20_Text">print("Hello", user_name + "!")</text:span></text:p>
              <text:p text:style-name="P12"/>
            </text:list-item>
            <text:list-item>
              <text:p text:style-name="P10"><text:span text:style-name="Strong_20_Emphasis">Output:</text:span> Explain the use of <text:span text:style-name="Source_20_Text">print()</text:span> to display output.</text:p>
            </text:list-item>
          </text:list>
        </text:list-item>
        <text:list-item>
          <text:p text:style-name="P10"><text:span text:style-name="Strong_20_Emphasis">Formatted Strings (f‑Strings):</text:span></text:p>
          <text:list>
            <text:list-item>
              <text:p text:style-name="P10">Introduce f‑strings (available in Python 3.6+), which allow for inline expressions.</text:p>
              <text:p text:style-name="P11"><text:span text:style-name="Source_20_Text">python</text:span></text:p>
              <text:p text:style-name="P11"><text:span text:style-name="Source_20_Text">CopyEdit</text:span></text:p>
              <text:p text:style-name="P11"><text:span text:style-name="Source_20_Text">age = 20</text:span></text:p>
              <text:p text:style-name="P11"><text:span text:style-name="Source_20_Text">message = f"Your age is {age} years."</text:span></text:p>
              <text:p text:style-name="P11"><text:span text:style-name="Source_20_Text">print(message)</text:span></text:p>
              <text:p text:style-name="P12"/>
            </text:list-item>
            <text:list-item>
              <text:p text:style-name="P10"><text:soft-page-break/><text:span text:style-name="Strong_20_Emphasis">Comparison Exercise:</text:span> Show the difference between concatenation and formatted strings.</text:p>
              <text:p text:style-name="P11"><text:span text:style-name="Source_20_Text">python</text:span></text:p>
              <text:p text:style-name="P11"><text:span text:style-name="Source_20_Text">CopyEdit</text:span></text:p>
              <text:p text:style-name="P11"><text:span text:style-name="Source_20_Text"># Concatenation method:</text:span></text:p>
              <text:p text:style-name="P11"><text:span text:style-name="Source_20_Text">message1 = "Your age is " + str(age) + " years."</text:span></text:p>
              <text:p text:style-name="P11"><text:span text:style-name="Source_20_Text"># Using an f-string:</text:span></text:p>
              <text:p text:style-name="P11"><text:span text:style-name="Source_20_Text">message2 = f"Your age is {age} years."</text:span></text:p>
              <text:p text:style-name="P11"><text:span text:style-name="Source_20_Text">print(message1, "\\n", message2)</text:span></text:p>
              <text:p text:style-name="P12"/>
            </text:list-item>
          </text:list>
        </text:list-item>
        <text:list-item>
          <text:p text:style-name="P10"><text:span text:style-name="Strong_20_Emphasis">Hands‑On Practice:</text:span></text:p>
          <text:list>
            <text:list-item>
              <text:p text:style-name="P13">Ask students to write a small program that: </text:p>
              <text:list>
                <text:list-item>
                  <text:p text:style-name="P13">Prompts for the user's name and age. </text:p>
                </text:list-item>
                <text:list-item>
                  <text:p text:style-name="P10">Uses an f‑string to display a welcome message that includes both pieces of information. </text:p>
                </text:list-item>
              </text:list>
            </text:list-item>
          </text:list>
        </text:list-item>
      </text:list>
      <text:p text:style-name="Horizontal_20_Line"/>
      <text:h text:style-name="Heading_20_3" text:outline-level="3">4. Operators &amp; Expression Evaluation (15 minutes)</text:h>
      <text:list text:style-name="L5">
        <text:list-item>
          <text:p text:style-name="P14"><text:span text:style-name="Strong_20_Emphasis">Overview of Operators:</text:span></text:p>
          <text:list>
            <text:list-item>
              <text:list>
                <text:list-header>
                  <text:h text:style-name="P15" text:outline-level="3">Arithmetic Operators</text:h>
                </text:list-header>
              </text:list>
            </text:list-item>
            <text:list-item>
              <text:p text:style-name="P16"><text:span text:style-name="Strong_20_Emphasis">Arithmetic Operators:</text:span> <text:span text:style-name="Source_20_Text">+</text:span>, , , <text:span text:style-name="Source_20_Text">/</text:span>, <text:span text:style-name="Source_20_Text">//</text:span>, <text:span text:style-name="Source_20_Text">%</text:span>, <text:span text:style-name="Strong_20_Emphasis"><text:span text:style-name="Source_20_Text">*</text:span></text:span> </text:p>
            </text:list-item>
            <text:list-item>
              <text:p text:style-name="P16"><text:span text:style-name="Strong_20_Emphasis"><text:span text:style-name="Source_20_Text">+</text:span></text:span>: Addition </text:p>
            </text:list-item>
            <text:list-item>
              <text:p text:style-name="P16">: Subtraction </text:p>
            </text:list-item>
            <text:list-item>
              <text:p text:style-name="P16">: Multiplication </text:p>
            </text:list-item>
            <text:list-item>
              <text:p text:style-name="P16"><text:span text:style-name="Strong_20_Emphasis"><text:span text:style-name="Source_20_Text">/</text:span></text:span>: Division </text:p>
            </text:list-item>
            <text:list-item>
              <text:p text:style-name="P16"><text:span text:style-name="Strong_20_Emphasis"><text:span text:style-name="Source_20_Text">//</text:span></text:span>: Floor Division (divides and rounds down to the nearest integer) </text:p>
            </text:list-item>
            <text:list-item>
              <text:p text:style-name="P16"><text:span text:style-name="Strong_20_Emphasis"><text:span text:style-name="Source_20_Text">%</text:span></text:span>: Modulus (remainder after division) </text:p>
            </text:list-item>
            <text:list-item>
              <text:p text:style-name="P14"><text:span text:style-name="Strong_20_Emphasis"><text:span text:style-name="Source_20_Text">*</text:span></text:span>: Exponentiation (power) </text:p>
            </text:list-item>
          </text:list>
          <text:p text:style-name="P17"><text:span text:style-name="Source_20_Text">python</text:span></text:p>
          <text:p text:style-name="P17"><text:span text:style-name="Source_20_Text">CopyEdit</text:span></text:p>
          <text:p text:style-name="P17"><text:span text:style-name="Source_20_Text">result = (10 + 5) * 2 <text:s/># Parentheses control order of operations.</text:span></text:p>
          <text:p text:style-name="P17"><text:span text:style-name="Source_20_Text">print("Result:", result)</text:span></text:p>
          <text:p text:style-name="P18"/>
          <text:list>
            <text:list-item>
              <text:list>
                <text:list-header>
                  <text:h text:style-name="P15" text:outline-level="3">Comparison Operators</text:h>
                </text:list-header>
              </text:list>
            </text:list-item>
            <text:list-item>
              <text:p text:style-name="P16"><text:span text:style-name="Strong_20_Emphasis">Comparison Operators:</text:span> <text:span text:style-name="Source_20_Text">==</text:span>, <text:span text:style-name="Source_20_Text">!=</text:span>, <text:span text:style-name="Source_20_Text">&lt;</text:span>, <text:span text:style-name="Source_20_Text">&gt;</text:span>, <text:span text:style-name="Source_20_Text">&lt;=</text:span>, <text:span text:style-name="Source_20_Text">&gt;=</text:span> </text:p>
              <text:list>
                <text:list-item>
                  <text:p text:style-name="P16">Explain that these return Boolean values (<text:span text:style-name="Source_20_Text">True</text:span> or <text:span text:style-name="Source_20_Text">False</text:span>) </text:p>
                </text:list-item>
              </text:list>
            </text:list-item>
            <text:list-item>
              <text:p text:style-name="P16"><text:span text:style-name="Strong_20_Emphasis"><text:span text:style-name="Source_20_Text">==</text:span></text:span>: Equal to </text:p>
            </text:list-item>
            <text:list-item>
              <text:p text:style-name="P16"><text:span text:style-name="Strong_20_Emphasis"><text:span text:style-name="Source_20_Text">!=</text:span></text:span>: Not equal to </text:p>
            </text:list-item>
            <text:list-item>
              <text:p text:style-name="P16"><text:span text:style-name="Strong_20_Emphasis"><text:span text:style-name="Source_20_Text">&lt;</text:span></text:span>: Less than </text:p>
            </text:list-item>
            <text:list-item>
              <text:p text:style-name="P16"><text:soft-page-break/><text:span text:style-name="Strong_20_Emphasis"><text:span text:style-name="Source_20_Text">&gt;</text:span></text:span>: Greater than </text:p>
            </text:list-item>
            <text:list-item>
              <text:p text:style-name="P16"><text:span text:style-name="Strong_20_Emphasis"><text:span text:style-name="Source_20_Text">&lt;=</text:span></text:span>: Less than or equal to </text:p>
            </text:list-item>
            <text:list-item>
              <text:p text:style-name="P14"><text:span text:style-name="Strong_20_Emphasis"><text:span text:style-name="Source_20_Text">&gt;=</text:span></text:span>: Greater than or equal to </text:p>
            </text:list-item>
          </text:list>
        </text:list-item>
      </text:list>
      <text:p text:style-name="Preformatted_20_Text"><text:span text:style-name="Source_20_Text">python</text:span></text:p>
      <text:p text:style-name="Preformatted_20_Text"><text:span text:style-name="Source_20_Text">CopyEdit</text:span></text:p>
      <text:p text:style-name="Preformatted_20_Text"><text:span text:style-name="Source_20_Text">a = 10</text:span></text:p>
      <text:p text:style-name="Preformatted_20_Text"><text:span text:style-name="Source_20_Text">b = 20</text:span></text:p>
      <text:p text:style-name="Preformatted_20_Text"><text:span text:style-name="Source_20_Text">print(a &lt; b) <text:s/># True</text:span></text:p>
      <text:p text:style-name="P19"/>
      <text:list text:style-name="L6">
        <text:list-item>
          <text:p text:style-name="P20"><text:span text:style-name="Strong_20_Emphasis">Expression Evaluation:</text:span> </text:p>
          <text:list>
            <text:list-item>
              <text:p text:style-name="P20">Emphasize the concept of <text:span text:style-name="Strong_20_Emphasis">operator precedence</text:span> (which operations are performed first) and the importance of using parentheses. </text:p>
            </text:list-item>
            <text:list-item>
              <text:p text:style-name="P20"><text:span text:style-name="Strong_20_Emphasis">Mini-Exercise:</text:span> Ask students to predict the output of a complex expression, then evaluate it in Python. </text:p>
            </text:list-item>
          </text:list>
        </text:list-item>
        <text:list-item>
          <text:p text:style-name="P20"><text:span text:style-name="Strong_20_Emphasis">Interactive Example:</text:span> </text:p>
          <text:list>
            <text:list-item>
              <text:p text:style-name="P21">Present an expression and modify it live to illustrate how parentheses change the outcome. </text:p>
            </text:list-item>
          </text:list>
        </text:list-item>
      </text:list>
      <text:p text:style-name="Horizontal_20_Line"/>
      <text:h text:style-name="Heading_20_3" text:outline-level="3">5. Branching: Conditional Statements (20 minutes)</text:h>
      <text:list text:style-name="L7">
        <text:list-item>
          <text:p text:style-name="P22"><text:span text:style-name="Strong_20_Emphasis">Introduction to Branching:</text:span></text:p>
          <text:list>
            <text:list-item>
              <text:p text:style-name="P23">Explain that <text:span text:style-name="Strong_20_Emphasis">branching</text:span> allows a program to execute different code based on conditions. </text:p>
            </text:list-item>
            <text:list-item>
              <text:p text:style-name="P22">Introduce basic <text:span text:style-name="Source_20_Text">if</text:span>, <text:span text:style-name="Source_20_Text">elif</text:span>, and <text:span text:style-name="Source_20_Text">else</text:span> structures. </text:p>
            </text:list-item>
          </text:list>
          <text:p text:style-name="P22">In Python, the <text:span text:style-name="Source_20_Text">if</text:span>, <text:span text:style-name="Source_20_Text">elif</text:span>, and <text:span text:style-name="Source_20_Text">else</text:span> keywords are used to create conditional statements that allow your program to execute different blocks of code based on certain conditions. Here's a detailed explanation of each:</text:p>
          <text:list>
            <text:list-item>
              <text:list>
                <text:list-header>
                  <text:h text:style-name="P24" text:outline-level="3">1. <text:span text:style-name="Source_20_Text">if</text:span> Statement</text:h>
                </text:list-header>
              </text:list>
            </text:list-item>
            <text:list-item>
              <text:p text:style-name="P22"><text:span text:style-name="Strong_20_Emphasis">Definition:</text:span></text:p>
              <text:p text:style-name="P22">The <text:span text:style-name="Source_20_Text">if</text:span> statement is used to test a condition. If the condition evaluates to <text:span text:style-name="Source_20_Text">True</text:span>, the indented block of code following the <text:span text:style-name="Source_20_Text">if</text:span> statement will be executed.</text:p>
            </text:list-item>
            <text:list-item>
              <text:p text:style-name="P22"><text:span text:style-name="Strong_20_Emphasis">Syntax:</text:span></text:p>
              <text:p text:style-name="P25"><text:span text:style-name="Source_20_Text">python</text:span></text:p>
              <text:p text:style-name="P25"><text:span text:style-name="Source_20_Text">CopyEdit</text:span></text:p>
              <text:p text:style-name="P25"><text:span text:style-name="Source_20_Text">if condition:</text:span></text:p>
              <text:p text:style-name="P25"><text:span text:style-name="Source_20_Text"><text:s text:c="4"/># code block executed if condition is True</text:span></text:p>
              <text:p text:style-name="P26"/>
            </text:list-item>
            <text:list-item>
              <text:p text:style-name="P22"><text:span text:style-name="Strong_20_Emphasis">Example:</text:span></text:p>
              <text:p text:style-name="P25"><text:span text:style-name="Source_20_Text">python</text:span></text:p>
              <text:p text:style-name="P25"><text:span text:style-name="Source_20_Text">CopyEdit</text:span></text:p>
              <text:p text:style-name="P25"><text:soft-page-break/><text:span text:style-name="Source_20_Text">x = 5</text:span></text:p>
              <text:p text:style-name="P25"><text:span text:style-name="Source_20_Text">if x &gt; 0:</text:span></text:p>
              <text:p text:style-name="P25"><text:span text:style-name="Source_20_Text"><text:s text:c="4"/>print("x is positive")</text:span></text:p>
              <text:p text:style-name="P26"/>
              <text:list>
                <text:list-header>
                  <text:h text:style-name="P24" text:outline-level="3">2. <text:span text:style-name="Source_20_Text">elif</text:span> Statement</text:h>
                </text:list-header>
              </text:list>
            </text:list-item>
            <text:list-item>
              <text:p text:style-name="P22"><text:span text:style-name="Strong_20_Emphasis">Definition:</text:span></text:p>
              <text:p text:style-name="P22">The <text:span text:style-name="Source_20_Text">elif</text:span> (short for "else if") statement allows you to test multiple conditions sequentially. If the preceding <text:span text:style-name="Source_20_Text">if</text:span> or <text:span text:style-name="Source_20_Text">elif</text:span> conditions are <text:span text:style-name="Source_20_Text">False</text:span>, it evaluates the condition specified in the <text:span text:style-name="Source_20_Text">elif</text:span> clause. If that condition is <text:span text:style-name="Source_20_Text">True</text:span>, its code block is executed.</text:p>
            </text:list-item>
            <text:list-item>
              <text:p text:style-name="P22"><text:span text:style-name="Strong_20_Emphasis">Syntax:</text:span></text:p>
              <text:p text:style-name="P25"><text:span text:style-name="Source_20_Text">python</text:span></text:p>
              <text:p text:style-name="P25"><text:span text:style-name="Source_20_Text">CopyEdit</text:span></text:p>
              <text:p text:style-name="P25"><text:span text:style-name="Source_20_Text">if condition1:</text:span></text:p>
              <text:p text:style-name="P25"><text:span text:style-name="Source_20_Text"><text:s text:c="4"/># code block for condition1</text:span></text:p>
              <text:p text:style-name="P25"><text:span text:style-name="Source_20_Text">elif condition2:</text:span></text:p>
              <text:p text:style-name="P25"><text:span text:style-name="Source_20_Text"><text:s text:c="4"/># code block for condition2</text:span></text:p>
              <text:p text:style-name="P26"/>
            </text:list-item>
            <text:list-item>
              <text:p text:style-name="P22"><text:span text:style-name="Strong_20_Emphasis">Example:</text:span></text:p>
              <text:p text:style-name="P25"><text:span text:style-name="Source_20_Text">python</text:span></text:p>
              <text:p text:style-name="P25"><text:span text:style-name="Source_20_Text">CopyEdit</text:span></text:p>
              <text:p text:style-name="P25"><text:span text:style-name="Source_20_Text">x = 0</text:span></text:p>
              <text:p text:style-name="P25"><text:span text:style-name="Source_20_Text">if x &gt; 0:</text:span></text:p>
              <text:p text:style-name="P25"><text:span text:style-name="Source_20_Text"><text:s text:c="4"/>print("x is positive")</text:span></text:p>
              <text:p text:style-name="P25"><text:span text:style-name="Source_20_Text">elif x == 0:</text:span></text:p>
              <text:p text:style-name="P25"><text:span text:style-name="Source_20_Text"><text:s text:c="4"/>print("x is zero")</text:span></text:p>
              <text:p text:style-name="P26"/>
              <text:list>
                <text:list-header>
                  <text:h text:style-name="P24" text:outline-level="3">3. <text:span text:style-name="Source_20_Text">else</text:span> Statement</text:h>
                </text:list-header>
              </text:list>
            </text:list-item>
            <text:list-item>
              <text:p text:style-name="P22"><text:span text:style-name="Strong_20_Emphasis">Definition:</text:span></text:p>
              <text:p text:style-name="P22">The <text:span text:style-name="Source_20_Text">else</text:span> statement provides a fallback option. If none of the preceding <text:span text:style-name="Source_20_Text">if</text:span> or <text:span text:style-name="Source_20_Text">elif</text:span> conditions evaluate to <text:span text:style-name="Source_20_Text">True</text:span>, the code block under <text:span text:style-name="Source_20_Text">else</text:span> is executed.</text:p>
            </text:list-item>
            <text:list-item>
              <text:p text:style-name="P22"><text:span text:style-name="Strong_20_Emphasis">Syntax:</text:span></text:p>
              <text:p text:style-name="P25"><text:span text:style-name="Source_20_Text">python</text:span></text:p>
              <text:p text:style-name="P25"><text:span text:style-name="Source_20_Text">CopyEdit</text:span></text:p>
              <text:p text:style-name="P25"><text:span text:style-name="Source_20_Text">if condition1:</text:span></text:p>
              <text:p text:style-name="P25"><text:span text:style-name="Source_20_Text"><text:s text:c="4"/># code block for condition1</text:span></text:p>
              <text:p text:style-name="P25"><text:span text:style-name="Source_20_Text">elif condition2:</text:span></text:p>
              <text:p text:style-name="P25"><text:span text:style-name="Source_20_Text"><text:s text:c="4"/># code block for condition2</text:span></text:p>
              <text:p text:style-name="P25"><text:span text:style-name="Source_20_Text">else:</text:span></text:p>
              <text:p text:style-name="P25"><text:span text:style-name="Source_20_Text"><text:s text:c="4"/># code block if none of the above conditions is True</text:span></text:p>
              <text:p text:style-name="P26"/>
            </text:list-item>
            <text:list-item>
              <text:p text:style-name="P22"><text:span text:style-name="Strong_20_Emphasis">Example:</text:span></text:p>
              <text:p text:style-name="P25"><text:soft-page-break/><text:span text:style-name="Source_20_Text">python</text:span></text:p>
              <text:p text:style-name="P25"><text:span text:style-name="Source_20_Text">CopyEdit</text:span></text:p>
              <text:p text:style-name="P25"><text:span text:style-name="Source_20_Text">x = -10</text:span></text:p>
              <text:p text:style-name="P25"><text:span text:style-name="Source_20_Text">if x &gt; 0:</text:span></text:p>
              <text:p text:style-name="P25"><text:span text:style-name="Source_20_Text"><text:s text:c="4"/>print("x is positive")</text:span></text:p>
              <text:p text:style-name="P25"><text:span text:style-name="Source_20_Text">elif x == 0:</text:span></text:p>
              <text:p text:style-name="P25"><text:span text:style-name="Source_20_Text"><text:s text:c="4"/>print("x is zero")</text:span></text:p>
              <text:p text:style-name="P25"><text:span text:style-name="Source_20_Text">else:</text:span></text:p>
              <text:p text:style-name="P25"><text:span text:style-name="Source_20_Text"><text:s text:c="4"/>print("x is negative")</text:span></text:p>
              <text:p text:style-name="P26"/>
            </text:list-item>
          </text:list>
        </text:list-item>
      </text:list>
      <text:p text:style-name="Preformatted_20_Text"><text:span text:style-name="Source_20_Text">python</text:span></text:p>
      <text:p text:style-name="Preformatted_20_Text"><text:span text:style-name="Source_20_Text">CopyEdit</text:span></text:p>
      <text:p text:style-name="Preformatted_20_Text"><text:span text:style-name="Source_20_Text">number = 5</text:span></text:p>
      <text:p text:style-name="Preformatted_20_Text"><text:span text:style-name="Source_20_Text">if number &gt; 0:</text:span></text:p>
      <text:p text:style-name="Preformatted_20_Text"><text:span text:style-name="Source_20_Text"><text:s text:c="4"/>print("positive")</text:span></text:p>
      <text:p text:style-name="Preformatted_20_Text"><text:span text:style-name="Source_20_Text">elif number &lt; 0:</text:span></text:p>
      <text:p text:style-name="Preformatted_20_Text"><text:span text:style-name="Source_20_Text"><text:s text:c="4"/>print("negative")</text:span></text:p>
      <text:p text:style-name="Preformatted_20_Text"><text:span text:style-name="Source_20_Text">else:</text:span></text:p>
      <text:p text:style-name="Preformatted_20_Text"><text:span text:style-name="Source_20_Text"><text:s text:c="4"/>print("zero")</text:span></text:p>
      <text:p text:style-name="P19"/>
      <text:list text:style-name="L8">
        <text:list-item>
          <text:p text:style-name="P27"><text:span text:style-name="Strong_20_Emphasis">Detailed Explanation:</text:span></text:p>
          <text:list>
            <text:list-item>
              <text:p text:style-name="P28"><text:span text:style-name="Strong_20_Emphasis">Indentation:</text:span> Explain that Python uses indentation to define code blocks. </text:p>
            </text:list-item>
            <text:list-item>
              <text:p text:style-name="P28">Discuss conditions and Boolean expressions. </text:p>
            </text:list-item>
          </text:list>
        </text:list-item>
        <text:list-item>
          <text:p text:style-name="P27"><text:span text:style-name="Strong_20_Emphasis">Hands‑On Activity:</text:span></text:p>
          <text:list>
            <text:list-item>
              <text:p text:style-name="P28"><text:span text:style-name="Strong_20_Emphasis">Finger Exercise:</text:span> </text:p>
              <text:list>
                <text:list-item>
                  <text:p text:style-name="P27">Provide the following challenge:</text:p>
                  <text:p text:style-name="P27"><text:span text:style-name="Emphasis">Assume you are given a variable named </text:span><text:span text:style-name="Emphasis"><text:span text:style-name="Source_20_Text">number</text:span></text:span><text:span text:style-name="Emphasis"> (which holds a numerical value). Write a piece of Python code that prints:</text:span></text:p>
                  <text:list>
                    <text:list-item>
                      <text:p text:style-name="P28"><text:span text:style-name="Source_20_Text">"positive"</text:span> if <text:span text:style-name="Source_20_Text">number</text:span> is positive </text:p>
                    </text:list-item>
                    <text:list-item>
                      <text:p text:style-name="P28"><text:span text:style-name="Source_20_Text">"negative"</text:span> if <text:span text:style-name="Source_20_Text">number</text:span> is negative </text:p>
                    </text:list-item>
                    <text:list-item>
                      <text:p text:style-name="P28"><text:span text:style-name="Source_20_Text">"zero"</text:span> if <text:span text:style-name="Source_20_Text">number</text:span> is equal to zero </text:p>
                    </text:list-item>
                  </text:list>
                </text:list-item>
                <text:list-item>
                  <text:p text:style-name="P27">Have students work individually or in pairs.</text:p>
                </text:list-item>
              </text:list>
            </text:list-item>
          </text:list>
        </text:list-item>
        <text:list-item>
          <text:p text:style-name="P27"><text:span text:style-name="Strong_20_Emphasis">Example Solution:</text:span></text:p>
          <text:p text:style-name="P29"><text:span text:style-name="Source_20_Text">python</text:span></text:p>
          <text:p text:style-name="P29"><text:span text:style-name="Source_20_Text">CopyEdit</text:span></text:p>
          <text:p text:style-name="P29"><text:span text:style-name="Source_20_Text">number = float(input("Enter a number: "))</text:span></text:p>
          <text:p text:style-name="P29"><text:span text:style-name="Source_20_Text">if number &gt; 0:</text:span></text:p>
          <text:p text:style-name="P29"><text:span text:style-name="Source_20_Text"><text:s text:c="4"/>print("positive")</text:span></text:p>
          <text:p text:style-name="P29"><text:span text:style-name="Source_20_Text">elif number &lt; 0:</text:span></text:p>
          <text:p text:style-name="P29"><text:span text:style-name="Source_20_Text"><text:s text:c="4"/>print("negative")</text:span></text:p>
          <text:p text:style-name="P29"><text:span text:style-name="Source_20_Text">else:</text:span></text:p>
          <text:p text:style-name="P29"><text:span text:style-name="Source_20_Text"><text:s text:c="4"/>print("zero")</text:span></text:p>
          <text:p text:style-name="P30"/>
        </text:list-item>
        <text:list-item>
          <text:p text:style-name="P27"><text:span text:style-name="Strong_20_Emphasis">Interactive Discussion:</text:span></text:p>
          <text:list>
            <text:list-item>
              <text:p text:style-name="P27"><text:soft-page-break/>Ask students to explain how the code works and how the indentation affects the control flow. </text:p>
            </text:list-item>
          </text:list>
        </text:list-item>
      </text:list>
      <text:p text:style-name="Horizontal_20_Line"/>
      <text:h text:style-name="Heading_20_3" text:outline-level="3">6. Indentation &amp; Code Structure (10 minutes)</text:h>
      <text:list text:style-name="L9">
        <text:list-item>
          <text:p text:style-name="P31"><text:span text:style-name="Strong_20_Emphasis">Importance of Indentation:</text:span></text:p>
          <text:list>
            <text:list-item>
              <text:p text:style-name="P31">Explain that in Python, proper indentation is crucial as it defines the scope and blocks of code.</text:p>
            </text:list-item>
            <text:list-item>
              <text:p text:style-name="P31"><text:span text:style-name="Strong_20_Emphasis">Example:</text:span></text:p>
              <text:p text:style-name="P32"><text:span text:style-name="Source_20_Text">python</text:span></text:p>
              <text:p text:style-name="P32"><text:span text:style-name="Source_20_Text">CopyEdit</text:span></text:p>
              <text:p text:style-name="P32"><text:span text:style-name="Source_20_Text">if True:</text:span></text:p>
              <text:p text:style-name="P32"><text:span text:style-name="Source_20_Text">print("This line is not indented correctly") <text:s/># This will cause an IndentationError.</text:span></text:p>
              <text:p text:style-name="P33"/>
            </text:list-item>
          </text:list>
        </text:list-item>
        <text:list-item>
          <text:p text:style-name="P31"><text:span text:style-name="Strong_20_Emphasis">Best Practices:</text:span></text:p>
          <text:list>
            <text:list-item>
              <text:p text:style-name="P34">Use 4 spaces per indentation level. </text:p>
            </text:list-item>
            <text:list-item>
              <text:p text:style-name="P34">Configure your IDE (e.g., VS Code, PyCharm, or Spyder) to automatically convert tabs to spaces for consistency. </text:p>
            </text:list-item>
          </text:list>
        </text:list-item>
        <text:list-item>
          <text:p text:style-name="P31"><text:span text:style-name="Strong_20_Emphasis">Quick Practice:</text:span></text:p>
          <text:list>
            <text:list-item>
              <text:p text:style-name="P31">Show a poorly indented code snippet and ask the class to correct it on their IDE. </text:p>
            </text:list-item>
          </text:list>
        </text:list-item>
      </text:list>
      <text:p text:style-name="Text_20_body">In Python, Boolean values represent one of two states: <text:span text:style-name="Source_20_Text">True</text:span> or <text:span text:style-name="Source_20_Text">False</text:span>. Boolean expressions are often the result of comparison or logical operations and are used to control the flow of a program (e.g., in <text:span text:style-name="Source_20_Text">if</text:span> statements). Here are some examples to illustrate how to work with Booleans in Python:</text:p>
      <text:p text:style-name="Horizontal_20_Line"/>
      <text:h text:style-name="Heading_20_3" text:outline-level="3"><text:span text:style-name="Strong_20_Emphasis">1. Boolean Values and Comparison Operators</text:span></text:h>
      <text:p text:style-name="Text_20_body">When you use comparison operators like <text:span text:style-name="Source_20_Text">==</text:span>, <text:span text:style-name="Source_20_Text">!=</text:span>, <text:span text:style-name="Source_20_Text">&lt;</text:span>, <text:span text:style-name="Source_20_Text">&gt;</text:span>, <text:span text:style-name="Source_20_Text">&lt;=</text:span>, and <text:span text:style-name="Source_20_Text">&gt;=</text:span>, they return Boolean values (<text:span text:style-name="Source_20_Text">True</text:span> or <text:span text:style-name="Source_20_Text">False</text:span>).</text:p>
      <text:p text:style-name="Text_20_body"><text:span text:style-name="Strong_20_Emphasis">Example:</text:span></text:p>
      <text:p text:style-name="Preformatted_20_Text"><text:span text:style-name="Source_20_Text">python</text:span></text:p>
      <text:p text:style-name="Preformatted_20_Text"><text:span text:style-name="Source_20_Text">CopyEdit</text:span></text:p>
      <text:p text:style-name="Preformatted_20_Text"><text:span text:style-name="Source_20_Text">a = 10</text:span></text:p>
      <text:p text:style-name="Preformatted_20_Text"><text:span text:style-name="Source_20_Text">b = 20</text:span></text:p>
      <text:p text:style-name="Preformatted_20_Text"/>
      <text:p text:style-name="Preformatted_20_Text"><text:span text:style-name="Source_20_Text"># Equal to (==)</text:span></text:p>
      <text:p text:style-name="Preformatted_20_Text"><text:span text:style-name="Source_20_Text">print(a == b) <text:s/># Output: False</text:span></text:p>
      <text:p text:style-name="Preformatted_20_Text"/>
      <text:p text:style-name="Preformatted_20_Text"><text:span text:style-name="Source_20_Text"># Not equal (!=)</text:span></text:p>
      <text:p text:style-name="Preformatted_20_Text"><text:span text:style-name="Source_20_Text">print(a != b) <text:s/># Output: True</text:span></text:p>
      <text:p text:style-name="Preformatted_20_Text"/>
      <text:p text:style-name="Preformatted_20_Text"><text:span text:style-name="Source_20_Text"># Less than (&lt;)</text:span></text:p>
      <text:p text:style-name="Preformatted_20_Text"><text:soft-page-break/><text:span text:style-name="Source_20_Text">print(a &lt; b) <text:s text:c="2"/># Output: True</text:span></text:p>
      <text:p text:style-name="Preformatted_20_Text"/>
      <text:p text:style-name="Preformatted_20_Text"><text:span text:style-name="Source_20_Text"># Greater than (&gt;)</text:span></text:p>
      <text:p text:style-name="Preformatted_20_Text"><text:span text:style-name="Source_20_Text">print(a &gt; b) <text:s text:c="2"/># Output: False</text:span></text:p>
      <text:p text:style-name="Preformatted_20_Text"/>
      <text:p text:style-name="Preformatted_20_Text"><text:span text:style-name="Source_20_Text"># Less than or equal (&lt;=)</text:span></text:p>
      <text:p text:style-name="Preformatted_20_Text"><text:span text:style-name="Source_20_Text">print(a &lt;= 10) <text:s/># Output: True</text:span></text:p>
      <text:p text:style-name="Preformatted_20_Text"/>
      <text:p text:style-name="Preformatted_20_Text"><text:span text:style-name="Source_20_Text"># Greater than or equal (&gt;=)</text:span></text:p>
      <text:p text:style-name="Preformatted_20_Text"><text:span text:style-name="Source_20_Text">print(b &gt;= 25) <text:s/># Output: False</text:span></text:p>
      <text:p text:style-name="P19"/>
      <text:p text:style-name="Text_20_body">Each of these comparisons evaluates to a Boolean value.</text:p>
      <text:p text:style-name="Horizontal_20_Line"/>
      <text:h text:style-name="Heading_20_3" text:outline-level="3"><text:span text:style-name="Strong_20_Emphasis">2. Using Boolean in Conditional Statements</text:span></text:h>
      <text:p text:style-name="Text_20_body">Boolean values are crucial for decision making in conditional statements.</text:p>
      <text:p text:style-name="Text_20_body"><text:span text:style-name="Strong_20_Emphasis">Example:</text:span></text:p>
      <text:p text:style-name="Preformatted_20_Text"><text:span text:style-name="Source_20_Text">python</text:span></text:p>
      <text:p text:style-name="Preformatted_20_Text"><text:span text:style-name="Source_20_Text">CopyEdit</text:span></text:p>
      <text:p text:style-name="Preformatted_20_Text"><text:span text:style-name="Source_20_Text">temperature = 30 <text:s/># degrees Celsius</text:span></text:p>
      <text:p text:style-name="Preformatted_20_Text"/>
      <text:p text:style-name="Preformatted_20_Text"><text:span text:style-name="Source_20_Text"># Check if the temperature is above a threshold</text:span></text:p>
      <text:p text:style-name="Preformatted_20_Text"><text:span text:style-name="Source_20_Text">if temperature &gt; 25:</text:span></text:p>
      <text:p text:style-name="Preformatted_20_Text"><text:span text:style-name="Source_20_Text"><text:s text:c="4"/>print("It is a warm day!")</text:span></text:p>
      <text:p text:style-name="Preformatted_20_Text"><text:span text:style-name="Source_20_Text">else:</text:span></text:p>
      <text:p text:style-name="Preformatted_20_Text"><text:span text:style-name="Source_20_Text"><text:s text:c="4"/>print("It is not too warm.")</text:span></text:p>
      <text:p text:style-name="P19"/>
      <text:p text:style-name="Text_20_body">Here, the condition <text:span text:style-name="Source_20_Text">temperature &gt; 25</text:span> returns a Boolean value which determines which block of code executes.</text:p>
      <text:p text:style-name="Horizontal_20_Line"/>
      <text:h text:style-name="Heading_20_3" text:outline-level="3"><text:span text:style-name="Strong_20_Emphasis">3. Converting to Boolean with the </text:span><text:span text:style-name="Strong_20_Emphasis"><text:span text:style-name="Source_20_Text">bool()</text:span></text:span><text:span text:style-name="Strong_20_Emphasis"> Function</text:span></text:h>
      <text:p text:style-name="Text_20_body">You can explicitly convert values to Boolean using the built-in <text:span text:style-name="Source_20_Text">bool()</text:span> function. Many values in Python inherently equate to <text:span text:style-name="Source_20_Text">True</text:span> or <text:span text:style-name="Source_20_Text">False</text:span>.</text:p>
      <text:p text:style-name="Text_20_body"><text:span text:style-name="Strong_20_Emphasis">Example:</text:span></text:p>
      <text:p text:style-name="Preformatted_20_Text"><text:span text:style-name="Source_20_Text">python</text:span></text:p>
      <text:p text:style-name="Preformatted_20_Text"><text:span text:style-name="Source_20_Text">CopyEdit</text:span></text:p>
      <text:p text:style-name="Preformatted_20_Text"><text:span text:style-name="Source_20_Text"># Numbers: 0 is False; any non-zero number is True</text:span></text:p>
      <text:p text:style-name="Preformatted_20_Text"><text:span text:style-name="Source_20_Text">print(bool(0)) <text:s text:c="4"/># Output: False</text:span></text:p>
      <text:p text:style-name="Preformatted_20_Text"><text:span text:style-name="Source_20_Text">print(bool(10)) <text:s text:c="3"/># Output: True</text:span></text:p>
      <text:p text:style-name="Preformatted_20_Text"/>
      <text:p text:style-name="Preformatted_20_Text"><text:span text:style-name="Source_20_Text"># Strings: An empty string is False; any non-empty string is True</text:span></text:p>
      <text:p text:style-name="Preformatted_20_Text"><text:span text:style-name="Source_20_Text">print(bool("")) <text:s text:c="3"/># Output: False</text:span></text:p>
      <text:p text:style-name="Preformatted_20_Text"><text:span text:style-name="Source_20_Text">print(bool("Python")) <text:s/># Output: True</text:span></text:p>
      <text:p text:style-name="Preformatted_20_Text"/>
      <text:p text:style-name="Preformatted_20_Text"><text:span text:style-name="Source_20_Text"># Lists: An empty list is False; any non-empty list is True</text:span></text:p>
      <text:p text:style-name="Preformatted_20_Text"><text:span text:style-name="Source_20_Text">print(bool([])) <text:s text:c="3"/># Output: False</text:span></text:p>
      <text:p text:style-name="Preformatted_20_Text"><text:soft-page-break/><text:span text:style-name="Source_20_Text">print(bool([1, 2, 3])) <text:s/># Output: True</text:span></text:p>
      <text:p text:style-name="P19"/>
      <text:p text:style-name="Text_20_body">This function helps you understand how different types of data are interpreted as Boolean values in expressions and conditions.</text:p>
      <text:p text:style-name="Horizontal_20_Line"/>
      <text:h text:style-name="Heading_20_3" text:outline-level="3"><text:span text:style-name="Strong_20_Emphasis">4. Logical Operators with Booleans</text:span></text:h>
      <text:p text:style-name="Text_20_body">Logical operators such as <text:span text:style-name="Source_20_Text">and</text:span>, <text:span text:style-name="Source_20_Text">or</text:span>, and <text:span text:style-name="Source_20_Text">not</text:span> are used to combine Boolean expressions.</text:p>
      <text:p text:style-name="Text_20_body"><text:span text:style-name="Strong_20_Emphasis">Examples:</text:span></text:p>
      <text:p text:style-name="Preformatted_20_Text"><text:span text:style-name="Source_20_Text">python</text:span></text:p>
      <text:p text:style-name="Preformatted_20_Text"><text:span text:style-name="Source_20_Text">CopyEdit</text:span></text:p>
      <text:p text:style-name="Preformatted_20_Text"><text:span text:style-name="Source_20_Text"><text:s/></text:span></text:p>
      <text:p text:style-name="P19"/>
      <text:p text:style-name="Text_20_body">These operators allow you to build more complex conditions that return Boolean values.</text:p>
      <text:p text:style-name="Horizontal_20_Line"/>
      <text:h text:style-name="Heading_20_3" text:outline-level="3"><text:span text:style-name="Strong_20_Emphasis">Summary</text:span></text:h>
      <text:list text:style-name="L10">
        <text:list-item>
          <text:p text:style-name="P35"><text:span text:style-name="Strong_20_Emphasis">Comparison operators</text:span> evaluate expressions and return <text:span text:style-name="Source_20_Text">True</text:span> or <text:span text:style-name="Source_20_Text">False</text:span>. </text:p>
        </text:list-item>
        <text:list-item>
          <text:p text:style-name="P35"><text:span text:style-name="Strong_20_Emphasis">Conditional statements</text:span> use these Boolean values to decide which block of code to execute. </text:p>
        </text:list-item>
        <text:list-item>
          <text:p text:style-name="P35">The built-in <text:span text:style-name="Source_20_Text">bool()</text:span> function can convert different data types into Boolean values. </text:p>
        </text:list-item>
        <text:list-item>
          <text:p text:style-name="P36"><text:span text:style-name="Strong_20_Emphasis">Logical operators</text:span> (<text:span text:style-name="Source_20_Text">and</text:span>, <text:span text:style-name="Source_20_Text">or</text:span>, <text:span text:style-name="Source_20_Text">not</text:span>) combine and modify Boolean expressions. </text:p>
        </text:list-item>
      </text:list>
      <text:p text:style-name="Horizontal_20_Line"/>
      <text:h text:style-name="Heading_20_3" text:outline-level="3">7. Hands‑On Practice &amp; Finger Exercise (15 minutes)</text:h>
      <text:list text:style-name="L11">
        <text:list-item>
          <text:p text:style-name="P37"><text:span text:style-name="Strong_20_Emphasis">Integrated Exercise:</text:span></text:p>
          <text:list>
            <text:list-item>
              <text:p text:style-name="P37">Provide a comprehensive exercise combining strings, input/output, and branching.</text:p>
            </text:list-item>
            <text:list-item>
              <text:p text:style-name="P37"><text:span text:style-name="Strong_20_Emphasis">Task:</text:span></text:p>
              <text:p text:style-name="P37">Write a program that:</text:p>
              <text:list>
                <text:list-item>
                  <text:p text:style-name="P38">Asks for the user’s name and age. </text:p>
                </text:list-item>
                <text:list-item>
                  <text:p text:style-name="P38">Prints a formatted greeting using an f‑string. </text:p>
                </text:list-item>
                <text:list-item>
                  <text:p text:style-name="P38">Asks the user to input a number. </text:p>
                </text:list-item>
                <text:list-item>
                  <text:p text:style-name="P38">Uses conditional statements to output whether the number is positive, negative, or zero. </text:p>
                </text:list-item>
              </text:list>
            </text:list-item>
          </text:list>
        </text:list-item>
        <text:list-item>
          <text:p text:style-name="P37"><text:span text:style-name="Strong_20_Emphasis">Expected Code Example:</text:span></text:p>
          <text:p text:style-name="P39"><text:span text:style-name="Source_20_Text">python</text:span></text:p>
          <text:p text:style-name="P39"><text:span text:style-name="Source_20_Text">CopyEdit</text:span></text:p>
          <text:p text:style-name="P39"><text:span text:style-name="Source_20_Text"># Ask for name and age</text:span></text:p>
          <text:p text:style-name="P39"><text:span text:style-name="Source_20_Text">name = input("Enter your name: ")</text:span></text:p>
          <text:p text:style-name="P39"><text:soft-page-break/><text:span text:style-name="Source_20_Text">age = int(input("Enter your age: "))</text:span></text:p>
          <text:p text:style-name="P39"/>
          <text:p text:style-name="P39"><text:span text:style-name="Source_20_Text"># Output a greeting using an f-string</text:span></text:p>
          <text:p text:style-name="P39"><text:span text:style-name="Source_20_Text">print(f"Hello {name}! You are {age} years old.")</text:span></text:p>
          <text:p text:style-name="P39"/>
          <text:p text:style-name="P39"><text:span text:style-name="Source_20_Text"># Ask for a number</text:span></text:p>
          <text:p text:style-name="P39"><text:span text:style-name="Source_20_Text">number = float(input("Enter a number: "))</text:span></text:p>
          <text:p text:style-name="P39"/>
          <text:p text:style-name="P39"><text:span text:style-name="Source_20_Text"># Branch based on the number's value</text:span></text:p>
          <text:p text:style-name="P39"><text:span text:style-name="Source_20_Text">if number &gt; 0:</text:span></text:p>
          <text:p text:style-name="P39"><text:span text:style-name="Source_20_Text"><text:s text:c="4"/>print("The number is positive.")</text:span></text:p>
          <text:p text:style-name="P39"><text:span text:style-name="Source_20_Text">elif number &lt; 0:</text:span></text:p>
          <text:p text:style-name="P39"><text:span text:style-name="Source_20_Text"><text:s text:c="4"/>print("The number is negative.")</text:span></text:p>
          <text:p text:style-name="P39"><text:span text:style-name="Source_20_Text">else:</text:span></text:p>
          <text:p text:style-name="P39"><text:span text:style-name="Source_20_Text"><text:s text:c="4"/>print("The number is zero.")</text:span></text:p>
          <text:p text:style-name="P40"/>
        </text:list-item>
        <text:list-item>
          <text:p text:style-name="P37"><text:span text:style-name="Strong_20_Emphasis">Student Work Time:</text:span></text:p>
          <text:list>
            <text:list-item>
              <text:p text:style-name="P38">Give students 10 minutes to complete the exercise. </text:p>
            </text:list-item>
            <text:list-item>
              <text:p text:style-name="P37">Circulate to provide assistance and answer questions. </text:p>
            </text:list-item>
          </text:list>
        </text:list-item>
      </text:list>
      <text:p text:style-name="Horizontal_20_Line"/>
      <text:h text:style-name="Heading_20_3" text:outline-level="3">8. Interactive Q&amp;A and Wrap‑Up (10 minutes)</text:h>
      <text:list text:style-name="L12">
        <text:list-item>
          <text:p text:style-name="P41"><text:span text:style-name="Strong_20_Emphasis">Quiz and Questions:</text:span> </text:p>
          <text:list>
            <text:list-item>
              <text:p text:style-name="P41">Ask a few short review questions: </text:p>
              <text:list>
                <text:list-item>
                  <text:p text:style-name="P41">What is an f‑string and how does it help in formatting output? </text:p>
                </text:list-item>
                <text:list-item>
                  <text:p text:style-name="P41">Why is proper indentation critical in Python? </text:p>
                </text:list-item>
                <text:list-item>
                  <text:p text:style-name="P41">Explain how the conditional statement <text:span text:style-name="Source_20_Text">if</text:span>, <text:span text:style-name="Source_20_Text">elif</text:span>, and <text:span text:style-name="Source_20_Text">else</text:span> works. </text:p>
                </text:list-item>
              </text:list>
            </text:list-item>
          </text:list>
        </text:list-item>
        <text:list-item>
          <text:p text:style-name="P41"><text:span text:style-name="Strong_20_Emphasis">Discussion:</text:span> </text:p>
          <text:list>
            <text:list-item>
              <text:p text:style-name="P41">Encourage students to share their screens or describe any challenges they encountered during the exercise. </text:p>
            </text:list-item>
            <text:list-item>
              <text:p text:style-name="P41">Address any lingering questions. </text:p>
            </text:list-item>
          </text:list>
        </text:list-item>
        <text:list-item>
          <text:p text:style-name="P41"><text:span text:style-name="Strong_20_Emphasis">Concluding Remarks:</text:span> </text:p>
          <text:list>
            <text:list-item>
              <text:p text:style-name="P41">Recap that understanding strings, inputs/outputs, and branching forms the foundation for writing interactive Python programs. </text:p>
            </text:list-item>
            <text:list-item>
              <text:p text:style-name="P41">Highlight how these skills will be built upon in upcoming lectures on data science. </text:p>
            </text:list-item>
            <text:list-item>
              <text:p text:style-name="P41">Provide pointers to additional resources (such as MIT OCW lectures) for further practice. </text:p>
            </text:list-item>
          </text:list>
        </text:list-item>
        <text:list-item>
          <text:p text:style-name="P41"><text:span text:style-name="Strong_20_Emphasis">Next Lecture Preview:</text:span> </text:p>
          <text:list>
            <text:list-item>
              <text:p text:style-name="P42">Announce that the next lecture will delve deeper into advanced programming constructs and begin introducing basic data science concepts. </text:p>
            </text:list-item>
          </text:list>
        </text:list-item>
      </text:list>
      <text:h text:style-name="Heading_20_2" text:outline-level="2"><text:soft-page-break/></text:h>
      <text:h text:style-name="Heading_20_2" text:outline-level="2">QUIZ</text:h>
      <text:p text:style-name="Text_20_body">write a program that:</text:p>
      <text:list text:style-name="L13">
        <text:list-item>
          <text:p text:style-name="P43">saves a secret number </text:p>
        </text:list-item>
        <text:list-item>
          <text:p text:style-name="P43">asks the user for a number guess </text:p>
        </text:list-item>
        <text:list-item>
          <text:p text:style-name="P44">prints whether the guess is too low , too high, or the same as secret </text:p>
        </text:list-item>
      </text:list>
      <text:h text:style-name="Heading_20_2" text:outline-level="2">Project Structure (2 Hours)</text:h>
      <text:list text:style-name="L14">
        <text:list-item>
          <text:p text:style-name="P45"><text:span text:style-name="Strong_20_Emphasis">Introduction &amp; Team Formation (5 min)</text:span> </text:p>
        </text:list-item>
        <text:list-item>
          <text:p text:style-name="P45"><text:span text:style-name="Strong_20_Emphasis">Challenge 1: “Secret Number Guessing Game” (40 min)</text:span> </text:p>
        </text:list-item>
        <text:list-item>
          <text:p text:style-name="P45"><text:span text:style-name="Strong_20_Emphasis">Challenge 2: “String Processor &amp; Report” (40 min)</text:span> </text:p>
        </text:list-item>
        <text:list-item>
          <text:p text:style-name="P45"><text:span text:style-name="Strong_20_Emphasis">MCQ Quiz &amp; Discussion (20 min)</text:span> </text:p>
        </text:list-item>
        <text:list-item>
          <text:p text:style-name="P46"><text:span text:style-name="Strong_20_Emphasis">Wrap-Up &amp; Presentations (15 min)</text:span> </text:p>
        </text:list-item>
      </text:list>
      <text:p text:style-name="Horizontal_20_Line"/>
      <text:h text:style-name="Heading_20_2" text:outline-level="2">1. Introduction &amp; Team Formation (5 min)</text:h>
      <text:list text:style-name="L15">
        <text:list-item>
          <text:p text:style-name="P47"><text:span text:style-name="Strong_20_Emphasis">Break into teams</text:span> of 3–4 students. </text:p>
        </text:list-item>
        <text:list-item>
          <text:p text:style-name="P47"><text:span text:style-name="Strong_20_Emphasis">Review objectives</text:span>: apply variables, input/output, branching, and string manipulation in real tasks. </text:p>
        </text:list-item>
        <text:list-item>
          <text:p text:style-name="P48"><text:span text:style-name="Strong_20_Emphasis">Assign roles</text:span> within each team (e.g., coder, tester, presenter). </text:p>
        </text:list-item>
      </text:list>
      <text:p text:style-name="Horizontal_20_Line"/>
      <text:h text:style-name="Heading_20_2" text:outline-level="2">2. Challenge 1: Secret Number Guessing Game (40 min)</text:h>
      <text:h text:style-name="Heading_20_3" text:outline-level="3">Task</text:h>
      <text:p text:style-name="Text_20_body">Write a Python program that:</text:p>
      <text:list text:style-name="L16">
        <text:list-item>
          <text:p text:style-name="P49"><text:span text:style-name="Strong_20_Emphasis">Stores</text:span> a secret integer (hard-coded in code). </text:p>
        </text:list-item>
        <text:list-item>
          <text:p text:style-name="P49"><text:span text:style-name="Strong_20_Emphasis">Prompts</text:span> the user to guess the number. </text:p>
        </text:list-item>
        <text:list-item>
          <text:p text:style-name="P49"><text:span text:style-name="Strong_20_Emphasis">Compares</text:span> the guess to the secret and prints: </text:p>
          <text:list>
            <text:list-item>
              <text:p text:style-name="P49">“Too low” if the guess is less than the secret. </text:p>
            </text:list-item>
            <text:list-item>
              <text:p text:style-name="P49">“Too high” if the guess is greater. </text:p>
            </text:list-item>
            <text:list-item>
              <text:p text:style-name="P49">“Correct!” if the guess matches. </text:p>
            </text:list-item>
          </text:list>
        </text:list-item>
        <text:list-item>
          <text:p text:style-name="P49"><text:span text:style-name="Strong_20_Emphasis">Repeats</text:span> until the user guesses correctly. </text:p>
        </text:list-item>
        <text:list-item>
          <text:p text:style-name="P50"><text:span text:style-name="Strong_20_Emphasis">Counts</text:span> number of attempts and reports at the end. </text:p>
        </text:list-item>
      </text:list>
      <text:h text:style-name="Heading_20_3" text:outline-level="3"><text:soft-page-break/>Requirements</text:h>
      <text:list text:style-name="L17">
        <text:list-item>
          <text:p text:style-name="P51">Use <text:span text:style-name="Strong_20_Emphasis">meaningful variable names</text:span> (<text:span text:style-name="Source_20_Text">secret_number</text:span>, <text:span text:style-name="Source_20_Text">guess</text:span>, <text:span text:style-name="Source_20_Text">attempts</text:span>).</text:p>
        </text:list-item>
        <text:list-item>
          <text:p text:style-name="P51">Wrap input conversion in <text:span text:style-name="Strong_20_Emphasis">try/except</text:span> to catch non-integer input.</text:p>
        </text:list-item>
        <text:list-item>
          <text:p text:style-name="P51">Apply <text:span text:style-name="Strong_20_Emphasis">branching</text:span> (<text:span text:style-name="Source_20_Text">if</text:span>/<text:span text:style-name="Source_20_Text">elif</text:span>/<text:span text:style-name="Source_20_Text">else</text:span>) and <text:span text:style-name="Strong_20_Emphasis">loops</text:span> (<text:span text:style-name="Source_20_Text">while</text:span>).</text:p>
        </text:list-item>
        <text:list-item>
          <text:p text:style-name="P51">Include <text:span text:style-name="Strong_20_Emphasis">comments</text:span> explaining each block.</text:p>
        </text:list-item>
        <text:list-item>
          <text:p text:style-name="P51">Print an <text:span text:style-name="Strong_20_Emphasis">f-string</text:span> summary:</text:p>
          <text:p text:style-name="P52"><text:span text:style-name="Source_20_Text">python</text:span></text:p>
          <text:p text:style-name="P52"><text:span text:style-name="Source_20_Text">CopyEdit</text:span></text:p>
          <text:p text:style-name="P52"><text:span text:style-name="Source_20_Text">print(f"You got it in {attempts} attempts!")</text:span></text:p>
          <text:p text:style-name="P53"/>
        </text:list-item>
      </text:list>
      <text:h text:style-name="Heading_20_3" text:outline-level="3">Example Solution Outline</text:h>
      <text:p text:style-name="Preformatted_20_Text"><text:span text:style-name="Source_20_Text">python</text:span></text:p>
      <text:p text:style-name="Preformatted_20_Text"><text:span text:style-name="Source_20_Text">CopyEdit</text:span></text:p>
      <text:p text:style-name="Preformatted_20_Text"><text:span text:style-name="Source_20_Text">secret_number = 7 <text:s text:c="32"/># The number to guess</text:span></text:p>
      <text:p text:style-name="Preformatted_20_Text"><text:span text:style-name="Source_20_Text">attempts = 0 <text:s text:c="37"/># How many guesses made</text:span></text:p>
      <text:p text:style-name="Preformatted_20_Text"/>
      <text:p text:style-name="Preformatted_20_Text"><text:span text:style-name="Source_20_Text">while True:</text:span></text:p>
      <text:p text:style-name="Preformatted_20_Text"><text:span text:style-name="Source_20_Text"><text:s text:c="4"/>try:</text:span></text:p>
      <text:p text:style-name="Preformatted_20_Text"><text:span text:style-name="Source_20_Text"><text:s text:c="8"/>guess = int(input("Guess the secret number: "))</text:span></text:p>
      <text:p text:style-name="Preformatted_20_Text"><text:span text:style-name="Source_20_Text"><text:s text:c="4"/>except ValueError:</text:span></text:p>
      <text:p text:style-name="Preformatted_20_Text"><text:span text:style-name="Source_20_Text"><text:s text:c="8"/>print("Please enter a valid integer.")</text:span></text:p>
      <text:p text:style-name="Preformatted_20_Text"><text:span text:style-name="Source_20_Text"><text:s text:c="8"/>continue</text:span></text:p>
      <text:p text:style-name="Preformatted_20_Text"/>
      <text:p text:style-name="Preformatted_20_Text"><text:span text:style-name="Source_20_Text"><text:s text:c="4"/>attempts += 1</text:span></text:p>
      <text:p text:style-name="Preformatted_20_Text"/>
      <text:p text:style-name="Preformatted_20_Text"><text:span text:style-name="Source_20_Text"><text:s text:c="4"/>if guess &lt; secret_number:</text:span></text:p>
      <text:p text:style-name="Preformatted_20_Text"><text:span text:style-name="Source_20_Text"><text:s text:c="8"/>print("Too low.")</text:span></text:p>
      <text:p text:style-name="Preformatted_20_Text"><text:span text:style-name="Source_20_Text"><text:s text:c="4"/>elif guess &gt; secret_number:</text:span></text:p>
      <text:p text:style-name="Preformatted_20_Text"><text:span text:style-name="Source_20_Text"><text:s text:c="8"/>print("Too high.")</text:span></text:p>
      <text:p text:style-name="Preformatted_20_Text"><text:span text:style-name="Source_20_Text"><text:s text:c="4"/>else:</text:span></text:p>
      <text:p text:style-name="Preformatted_20_Text"><text:span text:style-name="Source_20_Text"><text:s text:c="8"/>print("Correct!")</text:span></text:p>
      <text:p text:style-name="Preformatted_20_Text"><text:span text:style-name="Source_20_Text"><text:s text:c="8"/>break</text:span></text:p>
      <text:p text:style-name="Preformatted_20_Text"/>
      <text:p text:style-name="Preformatted_20_Text"><text:span text:style-name="Source_20_Text">print(f"You got it in {attempts} attempts!")</text:span></text:p>
      <text:p text:style-name="P19"/>
      <text:p text:style-name="Horizontal_20_Line"/>
      <text:h text:style-name="Heading_20_2" text:outline-level="2">3. Challenge 2: String Processor &amp; Report (40 min)</text:h>
      <text:h text:style-name="Heading_20_3" text:outline-level="3">Task</text:h>
      <text:p text:style-name="Text_20_body">Build a program that:</text:p>
      <text:list text:style-name="L18">
        <text:list-item>
          <text:p text:style-name="P54"><text:span text:style-name="Strong_20_Emphasis">Prompts</text:span> the user to enter a full sentence. </text:p>
        </text:list-item>
        <text:list-item>
          <text:p text:style-name="P54"><text:span text:style-name="Strong_20_Emphasis">Computes</text:span> and displays: </text:p>
          <text:list>
            <text:list-item>
              <text:p text:style-name="P54">Number of <text:span text:style-name="Strong_20_Emphasis">characters</text:span> (excluding spaces). </text:p>
            </text:list-item>
            <text:list-item>
              <text:p text:style-name="P54"><text:soft-page-break/>Number of <text:span text:style-name="Strong_20_Emphasis">words</text:span>. </text:p>
            </text:list-item>
            <text:list-item>
              <text:p text:style-name="P54">The sentence in <text:span text:style-name="Strong_20_Emphasis">uppercase</text:span> and <text:span text:style-name="Strong_20_Emphasis">lowercase</text:span>. </text:p>
            </text:list-item>
            <text:list-item>
              <text:p text:style-name="P54">The sentence <text:span text:style-name="Strong_20_Emphasis">reversed</text:span>. </text:p>
            </text:list-item>
          </text:list>
        </text:list-item>
        <text:list-item>
          <text:p text:style-name="P55"><text:span text:style-name="Strong_20_Emphasis">Outputs</text:span> a formatted report using <text:span text:style-name="Strong_20_Emphasis">f-strings</text:span> and aligned indentation. </text:p>
        </text:list-item>
      </text:list>
      <text:h text:style-name="Heading_20_3" text:outline-level="3">Requirements</text:h>
      <text:list text:style-name="L19">
        <text:list-item>
          <text:p text:style-name="P56">Use string <text:span text:style-name="Strong_20_Emphasis">methods</text:span> (<text:span text:style-name="Source_20_Text">.replace()</text:span>, <text:span text:style-name="Source_20_Text">.split()</text:span>, <text:span text:style-name="Source_20_Text">.upper()</text:span>, <text:span text:style-name="Source_20_Text">.lower()</text:span>, slicing). </text:p>
        </text:list-item>
        <text:list-item>
          <text:p text:style-name="P56">Demonstrate <text:span text:style-name="Strong_20_Emphasis">operator precedence</text:span> in at least one expression (e.g., computing characters via <text:span text:style-name="Source_20_Text">len(sentence.replace(" ", ""))</text:span>). </text:p>
        </text:list-item>
        <text:list-item>
          <text:p text:style-name="P56">Structure output with clear <text:span text:style-name="Strong_20_Emphasis">indentation</text:span> and labels. </text:p>
        </text:list-item>
        <text:list-item>
          <text:p text:style-name="P57">Add <text:span text:style-name="Strong_20_Emphasis">comments</text:span> for each major step. </text:p>
        </text:list-item>
      </text:list>
      <text:h text:style-name="Heading_20_3" text:outline-level="3">Example Output</text:h>
      <text:p text:style-name="Preformatted_20_Text"><text:span text:style-name="Source_20_Text">kotlin</text:span></text:p>
      <text:p text:style-name="Preformatted_20_Text"><text:span text:style-name="Source_20_Text">CopyEdit</text:span></text:p>
      <text:p text:style-name="Preformatted_20_Text"><text:span text:style-name="Source_20_Text">Enter a sentence: Python is fun!</text:span></text:p>
      <text:p text:style-name="Preformatted_20_Text"/>
      <text:p text:style-name="Preformatted_20_Text"><text:span text:style-name="Source_20_Text">--- String Analysis Report ---</text:span></text:p>
      <text:p text:style-name="Preformatted_20_Text"><text:span text:style-name="Source_20_Text">Characters (no spaces): 12</text:span></text:p>
      <text:p text:style-name="Preformatted_20_Text"><text:span text:style-name="Source_20_Text">Words count <text:s text:c="8"/>: 3</text:span></text:p>
      <text:p text:style-name="Preformatted_20_Text"><text:span text:style-name="Source_20_Text">Uppercase <text:s text:c="9"/>: PYTHON IS FUN!</text:span></text:p>
      <text:p text:style-name="Preformatted_20_Text"><text:span text:style-name="Source_20_Text">Lowercase <text:s text:c="9"/>: python is fun!</text:span></text:p>
      <text:p text:style-name="Preformatted_20_Text"><text:span text:style-name="Source_20_Text">Reversed <text:s text:c="10"/>: !nuf si nohtyP</text:span></text:p>
      <text:p text:style-name="P19"/>
      <text:p text:style-name="Horizontal_20_Line"/>
      <text:h text:style-name="Heading_20_2" text:outline-level="2">4. MCQ Quiz &amp; Discussion (20 min)</text:h>
      <text:p text:style-name="Text_20_body">Each team answers these four multiple-choice questions on paper, then we discuss as a group.</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Table_20_Heading">Question</text:p>
            </table:table-cell>
            <table:table-cell table:style-name="Table1.A1" office:value-type="string">
              <text:p text:style-name="Table_20_Heading">Choices</text:p>
            </table:table-cell>
            <table:table-cell table:style-name="Table1.A1" office:value-type="string">
              <text:p text:style-name="Table_20_Heading">Answer</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Which Python type holds textual data?</text:p>
          </table:table-cell>
          <table:table-cell table:style-name="Table1.A1" office:value-type="string">
            <text:p text:style-name="Table_20_Contents">a) <text:span text:style-name="Source_20_Text">int</text:span> b) <text:span text:style-name="Source_20_Text">float</text:span> c) <text:span text:style-name="Source_20_Text">str</text:span> d) <text:span text:style-name="Source_20_Text">bool</text:span></text:p>
          </table:table-cell>
          <table:table-cell table:style-name="Table1.A1" office:value-type="string">
            <text:p text:style-name="Table_20_Contents">c</text:p>
          </table:table-cell>
        </table:table-row>
        <table:table-row>
          <table:table-cell table:style-name="Table1.A1" office:value-type="string">
            <text:p text:style-name="Table_20_Contents">2</text:p>
          </table:table-cell>
          <table:table-cell table:style-name="Table1.A1" office:value-type="string">
            <text:p text:style-name="Table_20_Contents">What does this expression return? <text:span text:style-name="Source_20_Text">len("Hi") + len("Bye") * 2</text:span></text:p>
          </table:table-cell>
          <table:table-cell table:style-name="Table1.A1" office:value-type="string">
            <text:p text:style-name="Table_20_Contents">a) 8 b) 10 c) 6 d) Error</text:p>
          </table:table-cell>
          <table:table-cell table:style-name="Table1.A1" office:value-type="string">
            <text:p text:style-name="Table_20_Contents">b</text:p>
          </table:table-cell>
        </table:table-row>
        <table:table-row>
          <table:table-cell table:style-name="Table1.A1" office:value-type="string">
            <text:p text:style-name="Table_20_Contents">3</text:p>
          </table:table-cell>
          <table:table-cell table:style-name="Table1.A1" office:value-type="string">
            <text:p text:style-name="Table_20_Contents">Which of these is correct branching syntax?</text:p>
          </table:table-cell>
          <table:table-cell table:style-name="Table1.A1" office:value-type="string">
            <text:p text:style-name="Table_20_Contents">a) <text:span text:style-name="Source_20_Text">if x == 1 then:</text:span> b) <text:span text:style-name="Source_20_Text">if x == 1:</text:span> c) <text:span text:style-name="Source_20_Text">if (x == 1) {</text:span> d) <text:span text:style-name="Source_20_Text">when x == 1:</text:span></text:p>
          </table:table-cell>
          <table:table-cell table:style-name="Table1.A1" office:value-type="string">
            <text:p text:style-name="Table_20_Contents">b</text:p>
          </table:table-cell>
        </table:table-row>
        <table:table-row>
          <table:table-cell table:style-name="Table1.A1" office:value-type="string">
            <text:p text:style-name="Table_20_Contents">4</text:p>
          </table:table-cell>
          <table:table-cell table:style-name="Table1.A1" office:value-type="string">
            <text:p text:style-name="Table_20_Contents">How do you convert user input into an integer safely?</text:p>
          </table:table-cell>
          <table:table-cell table:style-name="Table1.A1" office:value-type="string">
            <text:p text:style-name="Table_20_Contents">a) <text:span text:style-name="Source_20_Text">int(input())</text:span> b) <text:span text:style-name="Source_20_Text">float(input())</text:span> c) <text:span text:style-name="Source_20_Text">try: int(input()) except:</text:span> d) <text:span text:style-name="Source_20_Text">input().toInt()</text:span></text:p>
          </table:table-cell>
          <table:table-cell table:style-name="Table1.A1" office:value-type="string">
            <text:p text:style-name="Table_20_Contents">c</text:p>
          </table:table-cell>
        </table:table-row>
      </table:table>
      <text:p text:style-name="Horizontal_20_Line"/>
      <text:h text:style-name="Heading_20_2" text:outline-level="2"><text:soft-page-break/>5. Wrap-Up &amp; Presentations (15 min)</text:h>
      <text:list text:style-name="L20">
        <text:list-item>
          <text:p text:style-name="P58"><text:span text:style-name="Strong_20_Emphasis">Team Demos</text:span> (2 min each): Show your working solutions on the projector. </text:p>
        </text:list-item>
        <text:list-item>
          <text:p text:style-name="P58"><text:span text:style-name="Strong_20_Emphasis">Reflect</text:span>: Each team shares: </text:p>
          <text:list>
            <text:list-item>
              <text:p text:style-name="P58">One <text:span text:style-name="Strong_20_Emphasis">challenge</text:span> they faced. </text:p>
            </text:list-item>
            <text:list-item>
              <text:p text:style-name="P58">How they used <text:span text:style-name="Strong_20_Emphasis">code style</text:span> and <text:span text:style-name="Strong_20_Emphasis">debugging</text:span> practices. </text:p>
            </text:list-item>
            <text:list-item>
              <text:p text:style-name="P58">Where these skills might apply in <text:span text:style-name="Strong_20_Emphasis">real-world</text:span> contexts (e.g., simple games, text analysis tools, data-entry validation). </text:p>
            </text:list-item>
          </text:list>
        </text:list-item>
        <text:list-item>
          <text:p text:style-name="P58"><text:span text:style-name="Strong_20_Emphasis">Instructor Feedback</text:span>: Highlight best practices observed and areas for improvement. </text:p>
        </text:list-item>
        <text:list-item>
          <text:p text:style-name="P59"><text:span text:style-name="Strong_20_Emphasis">Next Steps</text:span>: Remind students that these foundations will power upcoming data-science projects—where clean code and robust debugging are critical. </text:p>
        </text:list-item>
      </text:list>
      <text:h text:style-name="Heading_20_2" text:outline-level="2">Project 1: "Personal Profile Generator" (Lecture 1)</text:h>
      <text:p text:style-name="Text_20_body"><text:span text:style-name="Strong_20_Emphasis">Objective:</text:span></text:p>
      <text:p text:style-name="Text_20_body">Introduce students to Python basics, including variables, data types, object references, and the use of an Integrated Development Environment (IDE).</text:p>
      <text:p text:style-name="Text_20_body"><text:span text:style-name="Strong_20_Emphasis">Estimated Time:</text:span></text:p>
      <text:p text:style-name="Text_20_body">30–40 minutes</text:p>
      <text:h text:style-name="Heading_20_3" text:outline-level="3">Task Description</text:h>
      <text:p text:style-name="Text_20_body">Students will create a Python script that stores and displays personal information using variables. This exercise emphasizes understanding data types and variable assignments.</text:p>
      <text:h text:style-name="Heading_20_3" text:outline-level="3">Instructions</text:h>
      <text:list text:style-name="L21">
        <text:list-item>
          <text:p text:style-name="P60">Open your preferred Python IDE (e.g., Google Colab, Thonny, PyCharm, or Visual Studio Code). </text:p>
        </text:list-item>
        <text:list-item>
          <text:p text:style-name="P60">Create a new Python file named <text:span text:style-name="Source_20_Text">personal_profile.py</text:span>. </text:p>
        </text:list-item>
        <text:list-item>
          <text:p text:style-name="P60">Define variables to store the following information: </text:p>
          <text:list>
            <text:list-item>
              <text:p text:style-name="P60">Full name (string) </text:p>
            </text:list-item>
            <text:list-item>
              <text:p text:style-name="P60">Age (integer) </text:p>
            </text:list-item>
            <text:list-item>
              <text:p text:style-name="P60">Height in centimeters (float) </text:p>
            </text:list-item>
            <text:list-item>
              <text:p text:style-name="P60">Is a student (boolean) </text:p>
            </text:list-item>
          </text:list>
        </text:list-item>
        <text:list-item>
          <text:p text:style-name="P60">Use the <text:span text:style-name="Source_20_Text">print()</text:span> function to display each piece of information in a formatted manner. </text:p>
        </text:list-item>
        <text:list-item>
          <text:p text:style-name="P61">Run the script to ensure it displays the information correctly. </text:p>
        </text:list-item>
      </text:list>
      <text:h text:style-name="Heading_20_3" text:outline-level="3">Sample Solution</text:h>
      <text:p text:style-name="Preformatted_20_Text"><text:span text:style-name="Source_20_Text">python</text:span></text:p>
      <text:p text:style-name="Preformatted_20_Text"><text:span text:style-name="Source_20_Text">CopyEdit</text:span></text:p>
      <text:p text:style-name="Preformatted_20_Text"><text:span text:style-name="Source_20_Text"># personal_profile.py</text:span></text:p>
      <text:p text:style-name="Preformatted_20_Text"/>
      <text:p text:style-name="Preformatted_20_Text"><text:span text:style-name="Source_20_Text"># Defining personal information variables</text:span></text:p>
      <text:p text:style-name="Preformatted_20_Text"><text:soft-page-break/><text:span text:style-name="Source_20_Text">full_name = "Alex Johnson"</text:span></text:p>
      <text:p text:style-name="Preformatted_20_Text"><text:span text:style-name="Source_20_Text">age = 28</text:span></text:p>
      <text:p text:style-name="Preformatted_20_Text"><text:span text:style-name="Source_20_Text">height_cm = 175.5</text:span></text:p>
      <text:p text:style-name="Preformatted_20_Text"><text:span text:style-name="Source_20_Text">is_student = True</text:span></text:p>
      <text:p text:style-name="Preformatted_20_Text"/>
      <text:p text:style-name="Preformatted_20_Text"><text:span text:style-name="Source_20_Text"># Displaying the personal information</text:span></text:p>
      <text:p text:style-name="Preformatted_20_Text"><text:span text:style-name="Source_20_Text">print("Personal Profile:")</text:span></text:p>
      <text:p text:style-name="Preformatted_20_Text"><text:span text:style-name="Source_20_Text">print(f"Name: {full_name}")</text:span></text:p>
      <text:p text:style-name="Preformatted_20_Text"><text:span text:style-name="Source_20_Text">print(f"Age: {age} years")</text:span></text:p>
      <text:p text:style-name="Preformatted_20_Text"><text:span text:style-name="Source_20_Text">print(f"Height: {height_cm} cm")</text:span></text:p>
      <text:p text:style-name="Preformatted_20_Text"><text:span text:style-name="Source_20_Text">print(f"Student Status: {is_student}")</text:span></text:p>
      <text:p text:style-name="P19"/>
      <text:h text:style-name="Heading_20_3" text:outline-level="3">Learning Outcomes</text:h>
      <text:list text:style-name="L22">
        <text:list-item>
          <text:p text:style-name="P62">Understanding and using different data types: strings, integers, floats, and booleans. </text:p>
        </text:list-item>
        <text:list-item>
          <text:p text:style-name="P62">Assigning values to variables and understanding object references. </text:p>
        </text:list-item>
        <text:list-item>
          <text:p text:style-name="P63">Utilizing an IDE to write, run, and debug Python code. </text:p>
        </text:list-item>
      </text:list>
      <text:p text:style-name="Horizontal_20_Line"/>
      <text:h text:style-name="Heading_20_2" text:outline-level="2">Project 2: "Temperature Converter with Conditional Messages" (Lecture 2)</text:h>
      <text:p text:style-name="Text_20_body"><text:span text:style-name="Strong_20_Emphasis">Objective:</text:span></text:p>
      <text:p text:style-name="Text_20_body">Apply knowledge of strings, user input/output, f-strings, operators, and conditional branching to build an interactive program.</text:p>
      <text:p text:style-name="Text_20_body"><text:span text:style-name="Strong_20_Emphasis">Estimated Time:</text:span></text:p>
      <text:p text:style-name="Text_20_body">30–40 minutes</text:p>
      <text:h text:style-name="Heading_20_3" text:outline-level="3">Task Description</text:h>
      <text:p text:style-name="Text_20_body">Students will develop a Python script that converts temperatures from Celsius to Fahrenheit and provides feedback based on the temperature range.</text:p>
      <text:h text:style-name="Heading_20_3" text:outline-level="3">Instructions</text:h>
      <text:list text:style-name="L23">
        <text:list-item>
          <text:p text:style-name="P64">Open your Python IDE and create a new file named <text:span text:style-name="Source_20_Text">temperature_converter.py</text:span>.</text:p>
        </text:list-item>
        <text:list-item>
          <text:p text:style-name="P64">Prompt the user to input a temperature in Celsius using the <text:span text:style-name="Source_20_Text">input()</text:span> function.</text:p>
        </text:list-item>
        <text:list-item>
          <text:p text:style-name="P64">Convert the input string to a float to handle decimal temperatures.</text:p>
        </text:list-item>
        <text:list-item>
          <text:p text:style-name="P64">Calculate the equivalent Fahrenheit temperature using the formula:</text:p>
          <text:p text:style-name="P64"><text:span text:style-name="Source_20_Text">Fahrenheit = (Celsius * 9/5) + 32</text:span></text:p>
        </text:list-item>
        <text:list-item>
          <text:p text:style-name="P64">Use conditional statements to display messages based on the Celsius temperature:</text:p>
          <text:list>
            <text:list-item>
              <text:p text:style-name="P65">Below 0°C: "It's freezing cold!" </text:p>
            </text:list-item>
            <text:list-item>
              <text:p text:style-name="P65"><text:soft-page-break/>0°C to 20°C: "It's a bit chilly." </text:p>
            </text:list-item>
            <text:list-item>
              <text:p text:style-name="P65">21°C to 30°C: "Nice and warm." </text:p>
            </text:list-item>
            <text:list-item>
              <text:p text:style-name="P65">Above 30°C: "It's quite hot!" </text:p>
            </text:list-item>
          </text:list>
        </text:list-item>
        <text:list-item>
          <text:p text:style-name="P64">Display the original Celsius temperature, the converted Fahrenheit temperature, and the corresponding message.</text:p>
        </text:list-item>
      </text:list>
      <text:h text:style-name="Heading_20_2" text:outline-level="2">Sample Solution</text:h>
      <text:p text:style-name="Preformatted_20_Text"><text:span text:style-name="Source_20_Text">python</text:span></text:p>
      <text:p text:style-name="Preformatted_20_Text"><text:span text:style-name="Source_20_Text">CopyEdit</text:span></text:p>
      <text:p text:style-name="Preformatted_20_Text"><text:span text:style-name="Source_20_Text"># temperature_converter.py</text:span></text:p>
      <text:p text:style-name="Preformatted_20_Text"/>
      <text:p text:style-name="Preformatted_20_Text"><text:span text:style-name="Source_20_Text"># Prompting user for temperature in Celsius</text:span></text:p>
      <text:p text:style-name="Preformatted_20_Text"><text:span text:style-name="Source_20_Text">celsius_input = input("Enter temperature in Celsius: ")</text:span></text:p>
      <text:p text:style-name="Preformatted_20_Text"/>
      <text:p text:style-name="Preformatted_20_Text"><text:span text:style-name="Source_20_Text"># Converting input to float</text:span></text:p>
      <text:p text:style-name="Preformatted_20_Text"><text:span text:style-name="Source_20_Text">celsius = float(celsius_input)</text:span></text:p>
      <text:p text:style-name="Preformatted_20_Text"/>
      <text:p text:style-name="Preformatted_20_Text"><text:span text:style-name="Source_20_Text"># Calculating Fahrenheit</text:span></text:p>
      <text:p text:style-name="Preformatted_20_Text"><text:span text:style-name="Source_20_Text">fahrenheit = (celsius * 9/5) + 32</text:span></text:p>
      <text:p text:style-name="Preformatted_20_Text"/>
      <text:p text:style-name="Preformatted_20_Text"><text:span text:style-name="Source_20_Text"># Displaying the converted temperature</text:span></text:p>
      <text:p text:style-name="Preformatted_20_Text"><text:span text:style-name="Source_20_Text">print(f"{celsius}°C is equal to {fahrenheit}°F.")</text:span></text:p>
      <text:p text:style-name="Preformatted_20_Text"/>
      <text:p text:style-name="Preformatted_20_Text"><text:span text:style-name="Source_20_Text"># Providing feedback based on temperature range</text:span></text:p>
      <text:p text:style-name="Preformatted_20_Text"><text:span text:style-name="Source_20_Text">if celsius &lt; 0:</text:span></text:p>
      <text:p text:style-name="Preformatted_20_Text"><text:span text:style-name="Source_20_Text"><text:s text:c="4"/>print("It's freezing cold!")</text:span></text:p>
      <text:p text:style-name="Preformatted_20_Text"><text:span text:style-name="Source_20_Text">elif 0 &lt;= celsius &lt;= 20:</text:span></text:p>
      <text:p text:style-name="Preformatted_20_Text"><text:span text:style-name="Source_20_Text"><text:s text:c="4"/>print("It's a bit chilly.")</text:span></text:p>
      <text:p text:style-name="Preformatted_20_Text"><text:span text:style-name="Source_20_Text">elif 21 &lt;= celsius &lt;= 30:</text:span></text:p>
      <text:p text:style-name="Preformatted_20_Text"><text:span text:style-name="Source_20_Text"><text:s text:c="4"/>print("Nice and warm.")</text:span></text:p>
      <text:p text:style-name="Preformatted_20_Text"><text:span text:style-name="Source_20_Text">else:</text:span></text:p>
      <text:p text:style-name="Preformatted_20_Text"><text:span text:style-name="Source_20_Text"><text:s text:c="4"/>print("It's quite hot!")</text:span></text:p>
      <text:p text:style-name="P19"/>
      <text:h text:style-name="Heading_20_3" text:outline-level="3">Learning Outcomes</text:h>
      <text:list text:style-name="L24">
        <text:list-item>
          <text:p text:style-name="P66">Handling user input and converting data types. </text:p>
        </text:list-item>
        <text:list-item>
          <text:p text:style-name="P66">Performing arithmetic operations and using f-strings for formatted output. </text:p>
        </text:list-item>
        <text:list-item>
          <text:p text:style-name="P66">Implementing conditional logic to control program flow. </text:p>
        </text:list-item>
        <text:list-item>
          <text:p text:style-name="P67">Enhancing user interaction through informative message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00:12:10.837944409</meta:creation-date>
    <dc:date>2025-06-06T00:19:12.670593954</dc:date>
    <meta:editing-duration>PT7M2S</meta:editing-duration>
    <meta:editing-cycles>1</meta:editing-cycles>
    <meta:document-statistic meta:table-count="1" meta:image-count="0" meta:object-count="0" meta:page-count="16" meta:paragraph-count="524" meta:word-count="3184" meta:character-count="19091" meta:non-whitespace-character-count="16275"/>
    <meta:generator>LibreOffice/24.8.7.2$Linux_X86_64 LibreOffice_project/480$Build-2</meta:generator>
  </office:meta>
</office:document-meta>
</file>